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top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d320" draw:textarea-horizontal-align="center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3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35cm"/>
    </style:style>
    <style:style style:name="gr25" style:family="graphic" style:parent-style-name="standard">
      <style:graphic-properties draw:stroke="dash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420e" fo:font-size="10pt" style:font-size-asian="10pt" style:font-size-complex="10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6.858cm" svg:x="9.398cm" svg:y="6.858cm">
          <text:p text:style-name="P1">Device management service</text:p>
          <text:p text:style-name="P1"><text:span text:style-name="T1">communication.BluetoothManagement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382cm" svg:height="1.524cm" svg:x="9.906cm" svg:y="17.526cm">
          <text:p text:style-name="P1">Andr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382cm" svg:height="2.286cm" svg:x="9.906cm" svg:y="15.24cm">
          <text:p text:style-name="P1">Bluetooth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778cm" svg:x="12.446cm" svg:y="13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1.778cm" svg:x="15.49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2.392cm" svg:height="1.039cm" svg:x="13.102cm" svg:y="13.833cm">
          <draw:text-box>
            <text:p text:style-name="P1"><text:span text:style-name="T2">Bluetooth</text:span></text:p>
            <text:p text:style-name="P1"><text:span text:style-name="T2">socket</text:span></text:p>
          </draw:text-box>
        </draw:frame>
        <draw:custom-shape draw:style-name="gr3" draw:text-style-name="P1" draw:layer="layout" svg:width="0.508cm" svg:height="1.27cm" svg:x="14.986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1.27cm" svg:x="12.7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6.604cm" svg:height="2.032cm" svg:x="10.668cm" svg:y="1.016cm">
          <text:p text:style-name="P1">Device management</text:p>
          <text:p text:style-name="P1">Activity</text:p>
          <text:p text:style-name="P1"><text:span text:style-name="T1">devices.DevicesList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112cm" svg:height="5.842cm" svg:x="20.066cm" svg:y="0.762cm">
          <text:p text:style-name="P1">Visualisation activ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27cm" svg:x="20.828cm" svg:y="3.81cm">
          <text:p text:style-name="P1">Heartrate activity</text:p>
          <text:p text:style-name="P1"><text:span text:style-name="T1">viewer.HeartRat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27cm" svg:x="20.828cm" svg:y="2.286cm">
          <text:p text:style-name="P1">Dashboard activity</text:p>
          <text:p text:style-name="P1"><text:span text:style-name="T1">viewer.Visualisation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016cm" svg:x="20.828cm" svg:y="5.334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842cm" svg:height="2.54cm" svg:x="20.828cm" svg:y="13.716cm">
          <text:p text:style-name="P1">SensApp </text:p>
          <text:p text:style-name="P1">Content Provi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261cm" svg:height="0.583cm" draw:transform="skewX (0.0102974425867666) rotate (0.700749694675723) translate (17.929cm 8.52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2" draw:layer="layout" svg:width="2.032cm" svg:height="0.645cm" svg:x="10.668cm" svg:y="10.414cm">
          <draw:text-box>
            <text:p><text:span text:style-name="T2">Observer</text:span></text:p>
          </draw:text-box>
        </draw:frame>
        <draw:frame draw:style-name="gr10" draw:text-style-name="P3" draw:layer="layout" svg:width="2.286cm" svg:height="1.27cm" svg:x="15.494cm" svg:y="10.16cm">
          <draw:text-box>
            <text:p><text:span text:style-name="T2">ChestBelt</text:span></text:p>
            <text:p><text:span text:style-name="T1"><text:s/></text:span><text:span text:style-name="T2">calls</text:span></text:p>
          </draw:text-box>
        </draw:frame>
        <draw:custom-shape draw:style-name="gr11" draw:text-style-name="P1" draw:layer="layout" svg:width="7.62cm" svg:height="1.27cm" svg:x="10.16cm" svg:y="11.684cm">
          <text:p text:style-name="P1">ChestBelt driver</text:p>
          <text:p text:style-name="P1"><text:span text:style-name="T1">communication.ChestB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62cm" svg:height="1.27cm" svg:x="10.16cm" svg:y="8.636cm">
          <text:p text:style-name="P1">Dispatcher</text:p>
          <text:p text:style-name="P1"><text:span text:style-name="T1">Communication.ChestBeltDispat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309cm" svg:height="0.508cm" draw:transform="rotate (1.59069308026763) translate (11.979cm 6.62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312cm" svg:height="0.508cm" draw:transform="rotate (-1.56014981835773) translate (15.988cm 3.29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4.572cm" svg:height="1.778cm" svg:x="20.32cm" svg:y="7.874cm">
          <text:p text:style-name="P4"><text:span text:style-name="T1">action_message_received</text:span></text:p>
          <text:p text:style-name="P4"><text:span text:style-name="T1">extra_message_code</text:span></text:p>
          <text:p text:style-name="P4"><text:span text:style-name="T1">extra_message_value</text:span></text:p>
          <text:p text:style-name="P1"><text:span text:style-name="T1">extra_message_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4.807cm" draw:transform="rotate (0.767421272101907) translate (17.887cm 10.2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" draw:layer="layout" svg:width="3.076cm" svg:height="0.645cm" svg:x="19.784cm" svg:y="10.922cm">
          <draw:text-box>
            <text:p><text:span text:style-name="T2">Content resolver</text:span></text:p>
          </draw:text-box>
        </draw:frame>
        <draw:custom-shape draw:style-name="gr14" draw:text-style-name="P1" draw:layer="layout" svg:width="3.81cm" svg:height="1.524cm" svg:x="1.27cm" svg:y="15.24cm">
          <text:p text:style-name="P1">Corbys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81cm" svg:height="1.524cm" svg:x="1.27cm" svg:y="17.018cm">
          <text:p text:style-name="P1">Corbys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826cm" svg:height="5.08cm" svg:x="0.762cm" svg:y="13.716cm">
          <text:p text:style-name="P1">Chest be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81cm" svg:height="0.254cm" svg:x="5.842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81cm" svg:height="0.254cm" svg:x="5.842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3.154cm" svg:height="1.039cm" svg:x="6.096cm" svg:y="15.748cm">
          <draw:text-box>
            <text:p text:style-name="P1"><text:span text:style-name="T1">Serial over bluetooth</text:span></text:p>
          </draw:text-box>
        </draw:frame>
        <draw:frame draw:style-name="gr4" draw:text-style-name="P5" draw:layer="layout" svg:width="3.048cm" svg:height="0.683cm" svg:x="24.638cm" svg:y="19.05cm">
          <draw:text-box>
            <text:p><text:span text:style-name="T3">Function calls</text:span></text:p>
          </draw:text-box>
        </draw:frame>
        <draw:custom-shape draw:style-name="gr3" draw:text-style-name="P1" draw:layer="layout" svg:width="1.524cm" svg:height="0.254cm" svg:x="23.114cm" svg:y="19.3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524cm" svg:height="0.254cm" draw:transform="rotate (3.13461133658182) translate (24.637cm 20.0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5" draw:layer="layout" svg:width="2.286cm" svg:height="0.683cm" svg:x="24.639cm" svg:y="19.558cm">
          <draw:text-box>
            <text:p><text:span text:style-name="T3">Intents</text:span></text:p>
          </draw:text-box>
        </draw:frame>
        <draw:custom-shape draw:style-name="gr16" draw:text-style-name="P6" draw:layer="layout" svg:width="2.032cm" svg:height="0.508cm" svg:x="23.114cm" svg:y="18.542cm"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032cm" svg:height="0.508cm" svg:x="23.114cm" svg:y="17.78cm">
          <text:p text:style-name="P1"><text:span text:style-name="T3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572cm" svg:height="3.04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636cm" svg:height="4.826cm" svg:x="0.487cm" svg:y="1.131cm">
          <draw:text-box>
            <text:p text:style-name="P1"><text:span text:style-name="T4">ChestBelt </text:span></text:p>
            <text:p text:style-name="P1"><text:span text:style-name="T4">Android application</text:span></text:p>
            <text:p text:style-name="P1"><text:span text:style-name="T5"/></text:p>
            <text:p text:style-name="P1"><text:span text:style-name="T5">Overview</text:span></text:p>
            <text:p text:style-name="P1"><text:span text:style-name="T6">v1.0</text:span></text:p>
          </draw:text-box>
        </draw:frame>
        <draw:path draw:style-name="gr19" draw:text-style-name="P1" draw:layer="layout" svg:width="7.483cm" svg:height="9.31cm" draw:transform="skewX (0.25551620249197) rotate (1.74585285076993) translate (19.3972336900143cm 17.5258263792715cm)" svg:viewBox="0 0 7484 9311" svg:d="m0 0c7212-2 7484 9311 7484 9311">
          <text:p/>
        </draw:path>
        <draw:frame draw:style-name="gr4" draw:text-style-name="P8" draw:layer="layout" svg:width="4.572cm" svg:height="1.199cm" svg:x="23.622cm" svg:y="11.247cm">
          <draw:text-box>
            <text:p><text:span text:style-name="T7">SensApp</text:span><text:span text:style-name="T8"> </text:span></text:p>
            <text:p><text:span text:style-name="T8">Android application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9" draw:layer="layout" svg:width="9.144cm" svg:height="9.144cm" svg:x="7.366cm" svg:y="5.588cm">
          <text:p text:style-name="P1"><text:span text:style-name="T9">Device management service</text:span></text:p>
          <text:p text:style-name="P1"><text:span text:style-name="T1">communication.BluetoothManagement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6.858cm" svg:height="1.778cm" svg:x="9.144cm" svg:y="18.796cm">
          <text:p text:style-name="P1"><text:span text:style-name="T9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5.334cm" svg:height="2.032cm" svg:x="9.906cm" svg:y="16.764cm">
          <text:p text:style-name="P1"><text:span text:style-name="T9">Bluetooth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524cm" svg:x="10.668cm" svg:y="14.9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1.524cm" svg:x="13.462cm" svg:y="14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0" draw:layer="layout" svg:width="2.392cm" svg:height="1.039cm" svg:x="11.176cm" svg:y="15.471cm">
          <draw:text-box>
            <text:p text:style-name="P1"><text:span text:style-name="T2">Bluetooth</text:span></text:p>
            <text:p text:style-name="P1"><text:span text:style-name="T2">socket</text:span></text:p>
          </draw:text-box>
        </draw:frame>
        <draw:custom-shape draw:style-name="gr3" draw:text-style-name="P1" draw:layer="layout" svg:width="0.508cm" svg:height="0.762cm" svg:x="12.446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11.43cm" svg:height="1.524cm" svg:x="6.096cm" svg:y="0.254cm">
          <text:p text:style-name="P1"><text:span text:style-name="T9">Device management Activity</text:span></text:p>
          <text:p text:style-name="P1"><text:span text:style-name="T1">devices.DevicesList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7.112cm" svg:height="5.842cm" svg:x="20.066cm" svg:y="2.794cm">
          <text:p text:style-name="P1"><text:span text:style-name="T9">Visualisation activ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588cm" svg:height="1.27cm" svg:x="20.828cm" svg:y="5.842cm">
          <text:p text:style-name="P1"><text:span text:style-name="T9">Heartrate activity</text:span></text:p>
          <text:p text:style-name="P1"><text:span text:style-name="T1">viewer.HeartRat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588cm" svg:height="1.27cm" svg:x="20.828cm" svg:y="4.318cm">
          <text:p text:style-name="P1"><text:span text:style-name="T9">Dashboard activity</text:span></text:p>
          <text:p text:style-name="P1"><text:span text:style-name="T1">viewer.Dasboard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588cm" svg:height="1.016cm" svg:x="20.828cm" svg:y="7.366cm">
          <text:p text:style-name="P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842cm" svg:height="2.54cm" svg:x="20.828cm" svg:y="13.716cm">
          <text:p text:style-name="P1"><text:span text:style-name="T9">SensApp </text:span></text:p>
          <text:p text:style-name="P1"><text:span text:style-name="T9">Content Provid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2.032cm" svg:height="0.645cm" svg:x="8.89cm" svg:y="8.89cm">
          <draw:text-box>
            <text:p><text:span text:style-name="T2">Observer</text:span></text:p>
          </draw:text-box>
        </draw:frame>
        <draw:frame draw:style-name="gr22" draw:text-style-name="P3" draw:layer="layout" svg:width="2.286cm" svg:height="1.039cm" svg:x="12.954cm" svg:y="8.636cm">
          <draw:text-box>
            <text:p><text:span text:style-name="T2">ChestBelt</text:span></text:p>
            <text:p><text:span text:style-name="T1"><text:s/></text:span><text:span text:style-name="T2">calls</text:span></text:p>
          </draw:text-box>
        </draw:frame>
        <draw:custom-shape draw:style-name="gr11" draw:text-style-name="P9" draw:layer="layout" svg:width="6.604cm" svg:height="1.27cm" svg:x="8.636cm" svg:y="12.446cm">
          <text:p text:style-name="P1"><text:span text:style-name="T9">Database Logger</text:span></text:p>
          <text:p text:style-name="P1"><text:span text:style-name="T1">.sensapp.ChestBeltDatabaseLo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7.62cm" svg:height="1.27cm" svg:x="8.128cm" svg:y="7.366cm">
          <text:p text:style-name="P1"><text:span text:style-name="T9">ChestBelt Driver</text:span></text:p>
          <text:p text:style-name="P1"><text:span text:style-name="T1">org.thingml.chestbelt.driver.ChestB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041cm" svg:height="0.508cm" draw:transform="rotate (1.59558000217322) translate (8.89cm 5.08cm)">
          <text:p/>
          <draw:enhanced-geometry draw:text-areas="4000 ?f1 ?f5 ?f2" draw:glue-points="0 10800 21600 10800 ?f0 0 ?f0 21600" draw:mirror-horizontal="false" draw:mirror-vertical="false" draw:type="mso-spt100" draw:modifiers="14064.3768400393 5644.0078585461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042cm" svg:height="0.508cm" draw:transform="rotate (-1.55072504039696) translate (14.986cm 2.03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4.572cm" svg:height="1.778cm" svg:x="9.652cm" svg:y="2.794cm">
          <text:p text:style-name="P4"><text:span text:style-name="T1">action_ask_connect</text:span></text:p>
          <text:p text:style-name="P4"><text:span text:style-name="T1">action_connection_success</text:span></text:p>
          <text:p text:style-name="P4"><text:span text:style-name="T1">action_device_disconnected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564cm" svg:height="0.645cm" draw:transform="rotate (-0.293215314335048) translate (16.95cm 13.373cm)">
          <draw:text-box>
            <text:p><text:span text:style-name="T2">SensApp API</text:span></text:p>
          </draw:text-box>
        </draw:frame>
        <draw:custom-shape draw:style-name="gr14" draw:text-style-name="P9" draw:layer="layout" svg:width="3.81cm" svg:height="1.524cm" svg:x="1.27cm" svg:y="16.51cm">
          <text:p text:style-name="P1"><text:span text:style-name="T9">Corbys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81cm" svg:height="1.524cm" svg:x="1.27cm" svg:y="18.288cm">
          <text:p text:style-name="P1"><text:span text:style-name="T9">Corbys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826cm" svg:height="5.08cm" svg:x="0.762cm" svg:y="14.986cm">
          <text:p text:style-name="P1"><text:span text:style-name="T9">Chest be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81cm" svg:height="0.254cm" svg:x="5.842cm" svg:y="17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81cm" svg:height="0.254cm" svg:x="5.842cm" svg:y="18.2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3.154cm" svg:height="1.039cm" svg:x="6.096cm" svg:y="17.272cm">
          <draw:text-box>
            <text:p text:style-name="P1"><text:span text:style-name="T1">Serial over bluetooth</text:span></text:p>
          </draw:text-box>
        </draw:frame>
        <draw:frame draw:style-name="gr4" draw:text-style-name="P5" draw:layer="layout" svg:width="3.048cm" svg:height="0.683cm" svg:x="24.638cm" svg:y="19.05cm">
          <draw:text-box>
            <text:p><text:span text:style-name="T3">Function calls</text:span></text:p>
          </draw:text-box>
        </draw:frame>
        <draw:custom-shape draw:style-name="gr3" draw:text-style-name="P1" draw:layer="layout" svg:width="1.524cm" svg:height="0.254cm" svg:x="23.114cm" svg:y="19.3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524cm" svg:height="0.254cm" draw:transform="rotate (3.13461133658182) translate (24.637cm 20.0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5" draw:layer="layout" svg:width="2.286cm" svg:height="0.683cm" svg:x="24.639cm" svg:y="19.558cm">
          <draw:text-box>
            <text:p><text:span text:style-name="T3">Intents</text:span></text:p>
          </draw:text-box>
        </draw:frame>
        <draw:custom-shape draw:style-name="gr16" draw:text-style-name="P6" draw:layer="layout" svg:width="2.032cm" svg:height="0.508cm" svg:x="23.114cm" svg:y="18.542cm"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032cm" svg:height="0.508cm" svg:x="23.114cm" svg:y="17.78cm">
          <text:p text:style-name="P1"><text:span text:style-name="T3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572cm" svg:height="3.04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636cm" svg:height="4.826cm" svg:x="0cm" svg:y="2.54cm">
          <draw:text-box>
            <text:p text:style-name="P1"><text:span text:style-name="T4">ChestBelt </text:span></text:p>
            <text:p text:style-name="P1"><text:span text:style-name="T4">Android application</text:span></text:p>
            <text:p text:style-name="P1"><text:span text:style-name="T5"/></text:p>
            <text:p text:style-name="P1"><text:span text:style-name="T5">Overview</text:span></text:p>
            <text:p text:style-name="P1"><text:span text:style-name="T6">v1.3</text:span></text:p>
          </draw:text-box>
        </draw:frame>
        <draw:path draw:style-name="gr23" draw:text-style-name="P1" draw:layer="layout" svg:width="7.483cm" svg:height="9.31cm" draw:transform="skewX (0.25551620249197) rotate (1.74585285076993) translate (19.3972336900143cm 17.5258263792715cm)" svg:viewBox="0 0 7484 9311" svg:d="m0 0c7212-2 7484 9311 7484 9311">
          <text:p/>
        </draw:path>
        <draw:frame draw:style-name="gr4" draw:text-style-name="P13" draw:layer="layout" svg:width="5.08cm" svg:height="1.361cm" svg:x="22.86cm" svg:y="11.43cm">
          <draw:text-box>
            <text:p text:style-name="P13"><text:span text:style-name="T10">SensApp</text:span><text:span text:style-name="T11"> </text:span></text:p>
            <text:p text:style-name="P13"><text:span text:style-name="T11">Android application</text:span></text:p>
          </draw:text-box>
        </draw:frame>
        <draw:custom-shape draw:style-name="gr11" draw:text-style-name="P9" draw:layer="layout" svg:width="6.604cm" svg:height="1.27cm" svg:x="8.636cm" svg:y="10.414cm">
          <text:p text:style-name="P1"><text:span text:style-name="T9">Graph Bufferizer</text:span></text:p>
          <text:p text:style-name="P1"><text:span text:style-name="T1">communication.ChestBeltBuffer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762cm" draw:transform="rotate (3.13443680365662) translate (11.173cm 9.6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287cm" svg:height="5.66cm" draw:transform="rotate (-1.86331350942915) translate (20.742cm 14.332cm)">
          <text:p/>
          <draw:enhanced-geometry svg:viewBox="0 0 21600 21600" draw:text-areas="?f0 0 ?f2 ?f5" draw:type="down-arrow" draw:modifiers="18558.9825119237 66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2.894cm" svg:height="0.645cm" draw:transform="rotate (0.525867703625891) translate (16.764cm 9.602cm)">
          <draw:text-box>
            <text:p><text:span text:style-name="T2">Service binding</text:span></text:p>
          </draw:text-box>
        </draw:frame>
        <draw:custom-shape draw:style-name="gr3" draw:text-style-name="P1" draw:layer="layout" svg:width="0.287cm" svg:height="5.66cm" draw:transform="rotate (1.27426488688106) translate (15.331cm 13.736cm)">
          <text:p/>
          <draw:enhanced-geometry svg:viewBox="0 0 21600 21600" draw:text-areas="?f0 0 ?f2 ?f5" draw:type="down-arrow" draw:modifiers="18558.9825119237 66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287cm" svg:height="5.338cm" draw:transform="rotate (2.0917771085152) translate (15.637cm 11.176cm)">
          <text:p/>
          <draw:enhanced-geometry svg:viewBox="0 0 21600 21600" draw:text-areas="?f0 0 ?f2 ?f5" draw:type="down-arrow" draw:modifiers="18558.9825119237 66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287cm" svg:height="5.338cm" draw:transform="rotate (-1.03794730616103) translate (19.838cm 7.62cm)">
          <text:p/>
          <draw:enhanced-geometry svg:viewBox="0 0 21600 21600" draw:text-areas="?f0 0 ?f2 ?f5" draw:type="down-arrow" draw:modifiers="18558.9825119237 66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7.62cm" svg:height="4.318cm" svg:x="8.12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03cm" draw:marker-start-center="false" draw:marker-end-width="0.203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12:44:05</meta:creation-date>
    <dc:date>2012-09-19T11:39:52</dc:date>
    <meta:editing-duration>PT4H49M49S</meta:editing-duration>
    <meta:editing-cycles>43</meta:editing-cycles>
    <meta:generator>LibreOffice/3.5$Linux_X86_64 LibreOffice_project/350m1$Build-2</meta:generator>
    <meta:document-statistic meta:object-count="110"/>
  </office:meta>
</office:document-meta>
</file>